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27in"/>
    </style:style>
    <style:style style:name="co2" style:family="table-column">
      <style:table-column-properties fo:break-before="auto" style:column-width="1.280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/>
    </style:style>
    <style:style style:name="T2" style:family="text">
      <style:text-properties style:font-name="Calibri" style:font-name-asian="Calibri" style:font-name-complex="Calibri"/>
    </style:style>
  </office:automatic-styles>
  <office:body>
    <office:spreadsheet>
      <table:calculation-settings table:automatic-find-labels="false" table:use-regular-expressions="false" table:use-wildcards="true"/>
      <table:table table:name="shakespear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lay</text:p>
          </table:table-cell>
          <table:table-cell office:value-type="string" calcext:value-type="string">
            <text:p>Noun_Frequenci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string" calcext:value-type="string">
            <text:p>1 = Julius Caesa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2 = As You Like I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Independent T test</text:p>
          </table:table-cell>
          <table:table-cell/>
          <table:table-cell office:value-type="string" calcext:value-type="string">
            <text:p>Hypothes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H0</text:p>
          </table:table-cell>
          <table:table-cell office:value-type="string" calcext:value-type="string">
            <text:p>1=2</text:p>
          </table:table-cell>
          <table:table-cell table:style-name="ce2" office:value-type="string" calcext:value-type="string">
            <text:p>The plays Julius Caesar and <text:s/>As You Like It has the same number of nouns.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1<text:span text:style-name="T2">≠2</text:span></text:p>
          </table:table-cell>
          <table:table-cell office:value-type="string" calcext:value-type="string">
            <text:p>Julius Caesar and As You Like It have different # of Noun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</text:p>
          </table:table-cell>
          <table:table-cell table:formula="of:=COM.MICROSOFT.T.TEST([.B2:.B31];[.B32:.B69];2;3)" office:value-type="float" office:value="0.985542232034379" calcext:value-type="float">
            <text:p>0.985542232034379</text:p>
          </table:table-cell>
          <table:table-cell office:value-type="string" calcext:value-type="string">
            <text:p>98% Probability that they have a relative amount of Noun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α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Within a 5% error margin 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&gt;<text:span text:style-name="T1">α</text:span></text:p>
          </table:table-cell>
          <table:table-cell office:value-type="string" calcext:value-type="string">
            <text:p>1=2</text:p>
          </table:table-cell>
          <table:table-cell office:value-type="string" calcext:value-type="string">
            <text:p>Accept the null Hypothes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5" office:value-type="string" calcext:value-type="string">
            <text:p>The plays Julius Caesar and <text:s/>As You Like It has the same number of noun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9" calcext:value-type="float">
            <text:p>72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7-24T11:12:47.962000000</dc:date>
    <meta:editing-duration>PT8M3S</meta:editing-duration>
    <meta:editing-cycles>2</meta:editing-cycles>
    <meta:document-statistic meta:table-count="1" meta:cell-count="158" meta:object-count="0"/>
  </office:meta>
</office:document-meta>
</file>